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d27ab" officeooo:paragraph-rsid="001d27a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d27ab" officeooo:paragraph-rsid="001d27ab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dotted" style:text-underline-width="bold" style:text-underline-color="font-color" fo:font-weight="bold" officeooo:rsid="001d27ab" officeooo:paragraph-rsid="001d27ab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55308d" loext:opacity="100%" fo:font-size="20pt" style:text-underline-style="none" fo:font-weight="bold" officeooo:rsid="001d27ab" officeooo:paragraph-rsid="001d27ab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55308d" loext:opacity="100%" fo:font-size="20pt" style:text-underline-style="none" fo:font-weight="bold" officeooo:rsid="002024e0" officeooo:paragraph-rsid="002024e0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20pt" style:text-underline-style="dotted" style:text-underline-width="bold" style:text-underline-color="font-color" fo:font-weight="bold" officeooo:rsid="001d27ab" officeooo:paragraph-rsid="001d27ab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20pt" style:text-underline-style="dotted" style:text-underline-width="bold" style:text-underline-color="font-color" fo:font-weight="bold" officeooo:rsid="002024e0" officeooo:paragraph-rsid="002024e0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weight="bold" officeooo:rsid="001d27ab" officeooo:paragraph-rsid="001d27ab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861141" loext:opacity="100%" fo:font-size="15pt" fo:font-weight="normal" officeooo:rsid="001d27ab" officeooo:paragraph-rsid="001d27ab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bold" officeooo:rsid="001d27ab" officeooo:paragraph-rsid="001d27ab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55308d" loext:opacity="100%" fo:font-size="15pt" fo:font-weight="bold" officeooo:rsid="001d27ab" officeooo:paragraph-rsid="001d27ab" style:font-size-asian="13.1000003814697pt" style:font-weight-asian="bold" style:font-size-complex="15pt" style:font-weight-complex="bold"/>
    </style:style>
    <style:style style:name="T1" style:family="text">
      <style:text-properties fo:color="#861141" loext:opacity="100%" fo:font-weight="normal" style:font-weight-asian="normal" style:font-weight-complex="normal"/>
    </style:style>
    <style:style style:name="T2" style:family="text">
      <style:text-properties fo:color="#355269" loext:opacity="100%"/>
    </style:style>
    <style:style style:name="T3" style:family="text">
      <style:text-properties officeooo:rsid="0020a3b5"/>
    </style:style>
    <style:style style:name="T4" style:family="text">
      <style:text-properties officeooo:rsid="0021f672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Biillion Dollar Plans</text:span> </text:p>
      <text:p text:style-name="P2"/>
      <text:p text:style-name="P2"><text:span text:style-name="T2">Theme</text:span>: <text:span text:style-name="T1">A working Hydot Tech and More Than GHS 200,000 before 31ST DECEMBER 2025</text:span></text:p>
      <text:p text:style-name="P2"><draw:frame draw:style-name="fr3" draw:name="Object1" text:anchor-type="char" svg:x="-0.383cm" svg:y="0.134cm" svg:width="15.991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2">Concentration</text:span><text:span text:style-name="T1">:</text:span></text:p>
      <text:p text:style-name="P9">The four car<text:span text:style-name="T4">e</text:span>ers will be my main focus in this coming years. I must be a Guru in every one of them </text:p>
      <text:p text:style-name="P10"/>
      <text:p text:style-name="P11">WEB DEVELOPMENT</text:p>
      <text:p text:style-name="P3">Backend</text:p>
      <text:p text:style-name="P2"><draw:frame draw:style-name="fr3" draw:name="Object2" text:anchor-type="char" svg:x="-0.219cm" svg:y="8.486cm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6"><text:soft-page-break/>Frontend</text:p>
      <text:p text:style-name="P4"/>
      <text:p text:style-name="P4"><draw:frame draw:style-name="fr1" draw:name="Object3" text:anchor-type="char" svg:width="15.998cm" svg:height="8.999cm" draw:z-index="2"><draw:object xlink:href="./Object 3" xlink:type="simple" xlink:show="embed" xlink:actuate="onLoad"/><draw:image xlink:href="./ObjectReplacements/Object 3" xlink:type="simple" xlink:show="embed" xlink:actuate="onLoad"/></draw:frame>App Developer</text:p>
      <text:p text:style-name="P6"/>
      <text:p text:style-name="P6">Mobile </text:p>
      <text:p text:style-name="P6"/>
      <text:p text:style-name="P6"><draw:frame draw:style-name="fr1" draw:name="Object4" text:anchor-type="char" svg:width="15.998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6"/>
      <text:p text:style-name="P7"><text:soft-page-break/>DESKTOP</text:p>
      <text:p text:style-name="P7"><draw:frame draw:style-name="fr2" draw:name="Object5" text:anchor-type="char" svg:width="15.998cm" svg:height="8.99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/>
      <text:p text:style-name="P5">Cyber Security</text:p>
      <text:p text:style-name="P5"/>
      <text:p text:style-name="P5"><draw:frame draw:style-name="fr3" draw:name="Object6" text:anchor-type="char" svg:x="0.501cm" svg:y="0.478cm" svg:width="15.998cm" svg:height="8.99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/>
      <text:p text:style-name="P5"><text:soft-page-break/>System Administration</text:p>
      <text:p text:style-name="P5"/>
      <text:p text:style-name="P5"><draw:frame draw:style-name="fr2" draw:name="Object7" text:anchor-type="char" svg:width="15.998cm" svg:height="8.99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P5"/>
      <text:p text:style-name="P5">Sources Of Income</text:p>
      <text:p text:style-name="P5"><draw:frame draw:style-name="fr1" draw:name="Object8" text:anchor-type="char" svg:width="15.998cm" svg:height="8.999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0:58:03.039067558</meta:creation-date>
    <dc:date>2023-07-13T13:32:34.107882313</dc:date>
    <meta:editing-duration>PT2H18M29S</meta:editing-duration>
    <meta:editing-cycles>5</meta:editing-cycles>
    <meta:generator>LibreOffice/7.5.3.2$MacOSX_X86_64 LibreOffice_project/9f56dff12ba03b9acd7730a5a481eea045e468f3</meta:generator>
    <meta:document-statistic meta:table-count="0" meta:image-count="0" meta:object-count="8" meta:page-count="4" meta:paragraph-count="13" meta:word-count="55" meta:character-count="323" meta:non-whitespace-character-count="27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8.999cm" xlink:href="." xlink:type="simple" chart:class="chart:circle" chart:style-name="ch1">
        <chart:legend chart:legend-position="end" svg:x="15.134cm" svg:y="3.463cm" style:legend-expansion="high" chart:style-name="ch2"/>
        <chart:plot-area chart:style-name="ch3" chart:data-source-has-labels="both" svg:x="3.136cm" svg:y="1.196cm" svg:width="7.8cm" svg:height="7.801cm">
          <chart:coordinate-region svg:x="0.842cm" svg:y="1.197cm" svg:width="12.388cm" svg:height="7.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MacOSX_X86_64 LibreOffice_project/9f56dff12ba03b9acd7730a5a481eea045e468f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date-style style:name="N10036" number:language="en" number:country="GH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2.873cm" svg:y="3.463cm" style:legend-expansion="high" chart:style-name="ch2"/>
        <chart:plot-area chart:style-name="ch3" chart:data-source-has-labels="both" svg:x="0.319cm" svg:y="0.179cm" svg:width="12.235cm" svg:height="8.6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252cm" svg:y="0.268cm" svg:width="11.233cm" svg:height="8.35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10" chart:label-cell-address="local-table.$B$1" chart:class="chart:bar">
            <chart:data-point chart:repeated="9"/>
          </chart:series>
          <chart:series chart:style-name="ch9" chart:values-cell-range-address="local-table.$C$2:.$C$10" chart:label-cell-address="local-table.$C$1" chart:class="chart:bar">
            <chart:data-point chart:repeated="9"/>
          </chart:series>
          <chart:series chart:style-name="ch10" chart:values-cell-range-address="local-table.$D$2:.$D$10" chart:label-cell-address="local-table.$D$1" chart:class="chart:bar">
            <chart:data-point chart:repeated="9"/>
          </chart:series>
          <chart:series chart:style-name="ch11" chart:values-cell-range-address="local-table.$E$2:.$E$10" chart:label-cell-address="local-table.$E$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ularity</text:p>
              </table:table-cell>
              <table:table-cell office:value-type="string">
                <text:p>Robustness</text:p>
              </table:table-cell>
              <table:table-cell office:value-type="string">
                <text:p>Job Avalability</text:p>
              </table:table-cell>
              <table:table-cell office:value-type="string">
                <text:p>Concentration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41.336">
                <text:p>41.336</text:p>
              </table:table-cell>
              <table:table-cell office:value-type="float" office:value="41.336">
                <text:p>41.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19.916">
                <text:p>19.916</text:p>
              </table:table-cell>
              <table:table-cell office:value-type="float" office:value="19.916">
                <text:p>19.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32.392">
                <text:p>32.392</text:p>
              </table:table-cell>
              <table:table-cell office:value-type="float" office:value="32.392">
                <text:p>32.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78">
                <text:p>1.7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4.565">
                <text:p>4.565</text:p>
              </table:table-cell>
              <table:table-cell office:value-type="float" office:value="4.562">
                <text:p>4.5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MacOSX_X86_64 LibreOffice_project/9f56dff12ba03b9acd7730a5a481eea045e468f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date-style style:name="N10036" number:language="en" number:country="GH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13cm" svg:y="3.692cm" style:legend-expansion="custom" svg:width="2.284cm" svg:height="1.579cm" style:legend-expansion-aspect-ratio="1.44648511716276" chart:style-name="ch2"/>
        <chart:plot-area chart:style-name="ch3" chart:data-source-has-labels="both" svg:x="0.549cm" svg:y="0.801cm" svg:width="13.052cm" svg:height="7.95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209cm" svg:y="0.781cm" svg:width="12.392cm" svg:height="7.7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series chart:style-name="ch10" chart:values-cell-range-address="local-table.$D$2:.$D$6" chart:label-cell-address="local-table.$D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dication</text:p>
              </table:table-cell>
              <table:table-cell office:value-type="string">
                <text:p>Jobs</text:p>
              </table:table-cell>
              <table:table-cell office:value-type="string">
                <text:p>Robust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MacOSX_X86_64 LibreOffice_project/9f56dff12ba03b9acd7730a5a481eea045e468f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date-style style:name="N10036" number:language="en" number:country="GH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pyramid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olid-type="pyramid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olid-type="pyramid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pyramid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3cm" svg:y="3.709cm" style:legend-expansion="high" chart:style-name="ch2"/>
        <chart:plot-area chart:style-name="ch3" chart:data-source-has-labels="both" svg:x="0.319cm" svg:y="0.179cm" svg:width="12.662cm" svg:height="8.6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0.979cm" svg:y="0.18cm" svg:width="12.002cm" svg:height="8.44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dication</text:p>
              </table:table-cell>
              <table:table-cell office:value-type="string">
                <text:p>Jobs</text:p>
              </table:table-cell>
              <table:table-cell office:value-type="string">
                <text:p>Robustnes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64.6">
                <text:p>64.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34.29">
                <text:p>34.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88.54">
                <text:p>88.5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2.56">
                <text:p>12.56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MacOSX_X86_64 LibreOffice_project/9f56dff12ba03b9acd7730a5a481eea045e468f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date-style style:name="N10036" number:language="en" number:country="GH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pyramid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olid-type="pyramid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olid-type="pyramid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pyramid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3cm" svg:y="3.709cm" style:legend-expansion="high" chart:style-name="ch2"/>
        <chart:plot-area chart:style-name="ch3" chart:data-source-has-labels="both" svg:x="0.319cm" svg:y="0.179cm" svg:width="12.662cm" svg:height="8.6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0.979cm" svg:y="0.18cm" svg:width="12.002cm" svg:height="8.44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dication</text:p>
              </table:table-cell>
              <table:table-cell office:value-type="string">
                <text:p>Jobs </text:p>
              </table:table-cell>
              <table:table-cell office:value-type="string">
                <text:p>Robustnes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88">
                <text:p>88</text:p>
              </table:table-cell>
              <table:table-cell office:value-type="float" office:value="74.9">
                <text:p>74.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8.4">
                <text:p>8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">
                <text:p>85</text:p>
              </table:table-cell>
              <table:table-cell office:value-type="float" office:value="11.2">
                <text:p>11.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5.6">
                <text:p>5.6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MacOSX_X86_64 LibreOffice_project/9f56dff12ba03b9acd7730a5a481eea045e468f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legend chart:legend-position="end" svg:x="15.141cm" svg:y="3.709cm" style:legend-expansion="high" chart:style-name="ch2"/>
        <chart:plot-area chart:style-name="ch3" chart:data-source-has-labels="both" svg:x="0.319cm" svg:y="0.179cm" svg:width="14.503cm" svg:height="8.641cm">
          <chart:coordinate-region svg:x="3.25cm" svg:y="0.179cm" svg:width="8.641cm" svg:height="8.641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8"/>
            <chart:data-point chart:style-name="ch9"/>
            <chart:data-point chart:style-name="ch10"/>
          </chart:series>
          <chart:series chart:style-name="ch12" chart:values-cell-range-address="local-table.$D$2:.$D$4" chart:label-cell-address="local-table.$D$1" chart:class="chart:circle">
            <chart:data-point chart:style-name="ch8"/>
            <chart:data-point chart:style-name="ch9"/>
            <chart:data-point chart:style-name="ch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fensive </text:p>
              </table:table-cell>
              <table:table-cell office:value-type="string">
                <text:p>Defensive</text:p>
              </table:table-cell>
              <table:table-cell office:value-type="string">
                <text:p>Penetration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MacOSX_X86_64 LibreOffice_project/9f56dff12ba03b9acd7730a5a481eea045e468f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ring" chart:style-name="ch1">
        <chart:legend chart:legend-position="end" svg:x="15.141cm" svg:y="3.709cm" style:legend-expansion="high" chart:style-name="ch2"/>
        <chart:plot-area chart:style-name="ch3" chart:data-source-has-labels="both" svg:x="0.319cm" svg:y="0.179cm" svg:width="14.503cm" svg:height="8.641cm">
          <chart:coordinate-region svg:x="3.25cm" svg:y="0.179cm" svg:width="8.641cm" svg:height="8.641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8"/>
            <chart:data-point chart:style-name="ch9"/>
            <chart:data-point chart:style-name="ch10"/>
          </chart:series>
          <chart:series chart:style-name="ch12" chart:values-cell-range-address="local-table.$D$2:.$D$4" chart:label-cell-address="local-table.$D$1" chart:class="chart:circle">
            <chart:data-point chart:style-name="ch8"/>
            <chart:data-point chart:style-name="ch9"/>
            <chart:data-point chart:style-name="ch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base</text:p>
              </table:table-cell>
              <table:table-cell office:value-type="string">
                <text:p>Network</text:p>
              </table:table-cell>
              <table:table-cell office:value-type="string">
                <text:p>Server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MacOSX_X86_64 LibreOffice_project/9f56dff12ba03b9acd7730a5a481eea045e468f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date-style style:name="N10036" number:language="en" number:country="GH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18cm" svg:y="4.202cm" style:legend-expansion="high" chart:style-name="ch2"/>
        <chart:plot-area chart:style-name="ch3" chart:data-source-has-labels="both" svg:x="0.319cm" svg:y="0.179cm" svg:width="12.542cm" svg:height="8.6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184cm" svg:y="0.186cm" svg:width="11.677cm" svg:height="8.43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MacOSX_X86_64 LibreOffice_project/9f56dff12ba03b9acd7730a5a481eea045e468f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